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lbany" svg:font-family="Albany"/>
    <style:font-face style:name="HG Mincho Light J" svg:font-family="'HG Mincho Light J'"/>
    <style:font-face style:name="Tahoma4" svg:font-family="Tahoma"/>
    <style:font-face style:name="Thorndale" svg:font-family="Thorndale"/>
    <style:font-face style:name="Tahoma3" svg:font-family="Tahoma"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新細明體" svg:font-family="新細明體, PMingLiU"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MS PGothic" svg:font-family="'MS PGothic'" style:font-family-generic="swiss" style:font-pitch="variable"/>
    <style:font-face style:name="Tahoma2" svg:font-family="Tahoma"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margin-top="0cm" fo:margin-bottom="0.141cm" fo:text-align="center" style:justify-single-word="false"/>
      <style:text-properties style:font-name="Tahoma2" style:font-name-complex="Tahoma2"/>
    </style:style>
    <style:style style:name="P2" style:family="paragraph" style:parent-style-name="Footer">
      <style:paragraph-properties>
        <style:tab-stops>
          <style:tab-stop style:position="8.274cm" style:type="center"/>
          <style:tab-stop style:position="16.499cm" style:type="right"/>
        </style:tab-stops>
      </style:paragraph-properties>
    </style:style>
    <style:style style:name="P3" style:family="paragraph" style:parent-style-name="Heading_20_1">
      <style:paragraph-properties fo:margin-top="0.141cm" fo:margin-bottom="0cm" fo:text-align="center" style:justify-single-word="false"/>
      <style:text-properties style:font-name="Verdana" fo:font-weight="bold" style:font-weight-asian="bold" style:font-weight-complex="bold"/>
    </style:style>
    <style:style style:name="P4" style:family="paragraph" style:parent-style-name="Standard">
      <style:paragraph-properties fo:margin-top="0.139cm" fo:margin-bottom="0.439cm" fo:text-align="center" style:justify-single-word="false" fo:background-color="transparent">
        <style:background-image/>
      </style:paragraph-properties>
      <style:text-properties style:font-name="Verdana" fo:font-size="11pt" fo:letter-spacing="-0.011cm" style:font-size-asian="11pt" style:font-size-complex="11pt"/>
    </style:style>
    <style:style style:name="P5" style:family="paragraph" style:parent-style-name="Standard">
      <style:paragraph-properties fo:margin-top="0.141cm" fo:margin-bottom="0.423cm" fo:text-align="center" style:justify-single-word="false" fo:background-color="#9999cc">
        <style:background-image/>
      </style:paragraph-properties>
      <style:text-properties fo:color="#ffffff" style:font-name="Garamond1" fo:font-size="11pt" fo:language="zxx" fo:country="none" style:font-size-asian="11pt" style:language-asian="zh" style:country-asian="TW" style:font-name-complex="Tahoma2" style:font-size-complex="11pt"/>
    </style:style>
    <style:style style:name="P6" style:family="paragraph" style:parent-style-name="Table_20_Contents">
      <style:text-properties fo:color="#000000" style:font-name="MS PGothic" fo:font-weight="normal" style:font-name-asian="MS PGothic" style:font-weight-asian="normal" style:font-weight-complex="normal"/>
    </style:style>
    <style:style style:name="P7" style:family="paragraph" style:parent-style-name="Standard">
      <style:text-properties fo:color="#000000" style:font-name="MS PGothic" style:font-name-asian="MS PGothic"/>
    </style:style>
    <style:style style:name="P8" style:family="paragraph" style:parent-style-name="Standard">
      <style:text-properties fo:color="#000000" style:font-name="MS PGothic" style:font-name-asian="MS PGothic" style:language-asian="ja" style:country-asian="JP"/>
    </style:style>
    <style:style style:name="P9" style:family="paragraph" style:parent-style-name="Standard">
      <style:text-properties style:font-name="MS PGothic" style:font-name-asian="MS PGothic"/>
    </style:style>
    <style:style style:name="P10" style:family="paragraph" style:parent-style-name="Standard">
      <style:text-properties style:font-name="MS PGothic" fo:font-size="10pt" fo:font-weight="bold" style:font-name-asian="MS PGothic" style:font-size-asian="10pt" style:language-asian="ja" style:country-asian="JP" style:font-weight-asian="bold" style:font-size-complex="10pt" style:font-weight-complex="bold"/>
    </style:style>
    <style:style style:name="P11" style:family="paragraph" style:parent-style-name="Heading_20_2">
      <style:text-properties fo:color="#000000" style:font-name="MS PGothic" fo:font-size="11pt" style:font-name-asian="MS PGothic" style:font-size-asian="11pt" style:font-size-complex="11pt"/>
    </style:style>
    <style:style style:name="P12" style:family="paragraph" style:parent-style-name="Heading_20_4">
      <style:text-properties fo:font-size="32pt" style:font-name-asian="MS PGothic" style:font-size-asian="32pt" style:language-asian="ja" style:country-asian="JP" style:font-size-complex="32pt"/>
    </style:style>
    <style:style style:name="P13" style:family="paragraph" style:parent-style-name="Text_20_body">
      <style:text-properties fo:color="#000000" style:font-name="MS PGothic" style:font-name-asian="MS PGothic" style:language-asian="ja" style:country-asian="JP"/>
    </style:style>
    <style:style style:name="P14" style:family="paragraph" style:parent-style-name="Heading_20_1" style:master-page-name="Standard">
      <style:paragraph-properties fo:margin-top="0.141cm" fo:margin-bottom="0cm" fo:text-align="center" style:justify-single-word="false"/>
      <style:text-properties style:font-name="Verdana" fo:font-weight="bold" style:font-weight-asian="bold" style:font-weight-complex="bold"/>
    </style:style>
    <style:style style:name="P15" style:family="paragraph" style:parent-style-name="Heading_20_3">
      <style:text-properties style:font-name="MS PGothic" fo:font-size="10pt" fo:font-weight="bold" style:font-name-asian="MS PGothic" style:font-size-asian="10pt" style:language-asian="ja" style:country-asian="JP" style:font-weight-asian="bold" style:font-size-complex="10pt" style:font-weight-complex="bold"/>
    </style:style>
    <style:style style:name="P16" style:family="paragraph" style:parent-style-name="Standard">
      <style:text-properties fo:color="#000000" style:font-name="MS PGothic" style:font-name-asian="MS PGothic" style:language-asian="ja" style:country-asian="JP"/>
    </style:style>
    <style:style style:name="T1" style:family="text">
      <style:text-properties fo:font-size="8pt" style:font-size-asian="8pt"/>
    </style:style>
    <style:style style:name="T2" style:family="text">
      <style:text-properties style:font-name="Symbol" fo:font-size="8pt" style:font-size-asian="8pt"/>
    </style:style>
    <style:style style:name="T3" style:family="text">
      <style:text-properties fo:color="#000000"/>
    </style:style>
    <style:style style:name="T4" style:family="text">
      <style:text-properties fo:color="#000000" fo:font-size="8pt" fo:language="en" fo:country="US" style:font-size-asian="8pt"/>
    </style:style>
    <style:style style:name="T5" style:family="text">
      <style:text-properties fo:color="#000000" fo:font-weight="bold" style:font-weight-asian="bold" style:font-weight-complex="bold"/>
    </style:style>
    <style:style style:name="T6" style:family="text">
      <style:text-properties fo:color="#000000" style:font-name="MS PGothic" style:font-name-asian="MS PGothic" style:language-asian="ja" style:country-asian="JP"/>
    </style:style>
    <style:style style:name="T7" style:family="text">
      <style:text-properties fo:color="#000000" style:font-name="MS PGothic" fo:font-weight="bold" style:font-name-asian="MS PGothic" style:language-asian="ja" style:country-asian="JP" style:font-weight-asian="bold" style:font-weight-complex="bold"/>
    </style:style>
    <style:style style:name="T8" style:family="text">
      <style:text-properties fo:color="#000000" style:language-asian="ja" style:country-asian="JP"/>
    </style:style>
    <style:style style:name="T9" style:family="text">
      <style:text-properties style:language-asian="zh" style:country-asian="TW"/>
    </style:style>
    <style:style style:name="T10" style:family="text">
      <style:text-properties fo:font-weight="bold"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style:language-asian="ja" style:country-asian="JP" style:font-weight-asian="normal" style:font-weight-complex="normal"/>
    </style:style>
    <style:style style:name="T15" style:family="text">
      <style:text-properties style:font-name="MS PGothic" fo:font-weight="bold" style:font-name-asian="MS PGothic" style:language-asian="ja" style:country-asian="JP" style:font-weight-asian="bold" style:font-weight-complex="bold"/>
    </style:style>
    <style:style style:name="T16" style:family="text">
      <style:text-properties style:language-asian="ja" style:country-asian="JP"/>
    </style:style>
    <style:style style:name="fr1" style:family="graphic" style:parent-style-name="Frame">
      <style:graphic-properties fo:margin-left="0cm" fo:margin-right="0cm" style:wrap="parallel" style:number-wrapped-paragraphs="no-limit" style:vertical-pos="from-top" style:vertical-rel="paragraph" style:horizontal-pos="from-left" style:horizontal-rel="paragraph" fo:background-color="#ffffff" style:background-transparency="100%" fo:padding="0cm" fo:border="none" style:shadow="none">
        <style:background-image/>
        <style:columns fo:column-count="0" fo:column-gap="0cm"/>
      </style:graphic-properties>
    </style:style>
    <style:style style:name="Sect1" style:family="section">
      <style:section-properties text:dont-balance-text-columns="true" style:writing-mode="lr-tb"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3" text:outline-level="1">ZK</text:h>
      <text:p text:style-name="P4">SIMPLY RICH</text:p>
      <text:p text:style-name="P5"><draw:frame draw:style-name="fr1" draw:name="Frame1" text:anchor-type="paragraph" svg:x="0.014cm" svg:y="1.561cm" svg:width="0.801cm" svg:height="1.171cm" draw:z-index="0"><draw:text-box><text:h text:style-name="P12" text:outline-level="4">イ</text:h></draw:text-box></draw:frame>The Simplest Way to Make Web Applications Rich.</text:p>
      <text:section text:style-name="Sect1" text:name="Section1">
        <text:p text:style-name="P8">ンターネットはアプリケーションを開発する際欠かせない土台になってきました。インターネットの開発・使用はテクノロジー市場に大きく貢献しました。IDCによれば、EIP、B2B＆B2Cアプリケーション、E-コマース市場のそれぞれ2006年のCAGRは41.2％、20％、57.2％に成長する見込みです。</text:p>
        <text:p text:style-name="P8">ウェブ<text:span text:style-name="T16">がわれわれの日常生活に浸透しつつある中、伝統的なページをベースにしたウェブアプリケーションは、アプリケーションの複雑さを視覚的に表現できないという本質的な問題に直面しています。その結果、ユーザが不愉快な経験をしたことと、膨大なコストの二つの大きな問題が発生しました。</text:span></text:p>
        <text:p text:style-name="P8">10<text:span text:style-name="T16">年の発展を終え、ウェブアプリケーションは静的なHTMLページから動的なページへ、さらにアプレットとフラッシュへ、そして、最終的にはAjax技術へと進化してきました。Ajaxはウェブの”reach”という遍在する特性と、デスクトップの”rich”という使いやすさを結びつけ、ウェブアプリケーションに新たな生命を吹き込みました。GoogleマップやNetflexsは最も知られているその例です</text:span></text:p>
        <text:p text:style-name="P15">Ajaxアプリケーションの挑戦</text:p>
        <text:p text:style-name="P8">満足<text:span text:style-name="T16">できるアプリケーションの開発は決して簡単ではありません。AjaxでリッチUIを盛り込むことは、元々コスト高のウェブ開発に、さらに費用やリスクを増やすに違いありません。</text:span></text:p>
        <text:p text:style-name="P8"><text:span text:style-name="T16">また、</text:span><text:span text:style-name="T9">互換性が</text:span><text:span text:style-name="T16">なく複雑でバグだらけのJavaScript　DOM　APIを使用するには知識と忍耐力が必要です。非同期プログラミングも簡単ではありません。間違えやすいため、ベテランの開発者しか手に負えません。ビジネスロジックの入った何千台もあるクライアント側の機器のメンテナンスもとても困難です。</text:span></text:p>
        <text:p text:style-name="P8"><text:span text:style-name="T16">そこで、</text:span>2005<text:span text:style-name="T16">年、ウェブアプリケーションにてAjaxを実現するため、多数のフレームワークやライブラリーが開発されました。JavaScriptライブラリーのみのものと、ウイジェット、 ウイジェットの入った拡張されたHTML、サーバ・クライアント間で通信するのに独自のルールを定義したものなど様々なものが現れました。</text:span></text:p>
        <text:p text:style-name="P8">しかし、<text:span text:style-name="T16">確認した結果、それらの解決案は、すべてひとつの問題、つまりJavaScriptの使いにくいという問題しか解決していません。サーバ・クライアント間の非同期の通信は、依然として、アプリケーション開発者が自分で処理しなければなりません。</text:span></text:p>
        <text:h text:style-name="P11" text:outline-level="2">ZK</text:h>
        <text:p text:style-name="P8">この問題を解決するため、Potixは”リッチUI”と”低コストの開発費用”を兼ね備えるウェブアプリケーションのできるツールを開発しました。コアソリューションZKは、Ajaxをベースにしたイベント駆動型エンジンで対話機能を自動的に実現してくれます。また、豊富なXUL・XHTMLコンポーネンツはツールの便利さを実感させます。さらに、UIのデザインはマークアップ言語を使用するため、プログラミングの必要がなくなりました。</text:p>
        <text:p text:style-name="P13">ZKを使えば、アプリケーションを豊かで特徴的なXUL・XHTMLコンポーネンツで表現することができます。また、デスクトップアプリケーションと同様にユーザー側の操作が行われた場合、その操作はイベントトリガーの形で通知されます。すべてのアプリケーションコードはサーバ側で実行され、ユーザー側の情報の更新はサーバ・クライアント間の同期を通してZKより行います。</text:p>
        <text:p text:style-name="P10">特徴<text:span text:style-name="T16">＆メリット</text:span></text:p>
        <text:p text:style-name="P7"><text:span text:style-name="T15">AjaxをベースにしたリッチUI</text:span><text:span text:style-name="T11">.</text:span><text:span text:style-name="T12"> <text:s/></text:span><text:span text:style-name="T14">応答する対話型インターフェースです。ユーザーからみれば、使い方はデスクトップのアプリケーションと同様で、ブラウザでのプラグインも不要です。</text:span></text:p>
        <text:p text:style-name="P7"><text:span text:style-name="T15">イベント駆動型モデル</text:span><text:span text:style-name="T10">.</text:span> <text:span text:style-name="T16">簡単で直観的です。90年代デスクトップアプリケーションが発展した一番の理由は簡単さです。ZKはそのアイデアを受け継ぎます。</text:span></text:p>
        <text:p text:style-name="P9"><text:span text:style-name="T7">XULをベースにしたコンポーネンツ</text:span><text:span text:style-name="T5">.</text:span><text:span text:style-name="T3"> </text:span><text:span text:style-name="T8">リッチながら標準的です。60種類以上ZKが用意した豊富なコンポーネンツを使えば、ウェブアプリをすぐ作成できます。すべて標準的なもので、ベンダロックインの心配はありません。</text:span></text:p>
        <text:p text:style-name="P7"><text:span text:style-name="T15">ZKユーザーインターフェースマックアップ言語</text:span><text:span text:style-name="T10">.</text:span> <text:span text:style-name="T16">ストレートでプログラミングはいりません。設定不要です。コンポーネンツはすべて独立して、XUL・XHTMLもしくは混在使用はいずれも結構です。XUL・XHTMLのメリットを最大限活用します</text:span></text:p>
        <text:p text:style-name="P7"><text:span text:style-name="T15">サーバ中心の処理方法</text:span><text:span text:style-name="T10">.</text:span> <text:span text:style-name="T16">クライアント側の処理は不要です。非同期プログラミングもいりません。RMI・RPC不要。</text:span><text:span text:style-name="T6">使い慣れているロジックとデータ層がそのまま使えます。</text:span></text:p>
        <text:p text:style-name="P7"><text:span text:style-name="T15">Java＆ELでスクリプトを作る</text:span><text:span text:style-name="T10">.</text:span><text:span text:style-name="T13"> </text:span><text:span text:style-name="T14">プロトタイプをカスタマイズすればOKです。コンパイルはいりません。JavaScriptやDOMもいりません。POJO（Plain Old Java ｃOde）ですべてカバーできます。</text:span></text:p>
        <text:p text:style-name="P7"><text:span text:style-name="T15">モーダルダイアログ</text:span><text:span text:style-name="T10">.</text:span><text:span text:style-name="T13"> 選択肢の処理において、ZKは</text:span><text:span text:style-name="T14">最も直観的な方法でユーザーと対話します。複雑なUIをいくつか処理しやすいダイアログに分解します。</text:span></text:p>
        <text:p text:style-name="P6"><text:span text:style-name="T15">簡単なスレッドモデル</text:span><text:span text:style-name="T10">.</text:span> <text:span text:style-name="T16">スレッドの知識はいりません。サーバは別々のページからの要求を同時に処理できます。</text:span></text:p>
        <text:p text:style-name="P7"><text:span text:style-name="T15">ライブデータ</text:span><text:span text:style-name="T10">.</text:span> <text:span text:style-name="T16">ビジュアルとデータを分けて処理します。大量の資料も効率的に読み込めます。</text:span></text:p>
        <text:p text:style-name="P7"><text:span text:style-name="T10">GPL.</text:span> <text:span text:style-name="T16">ベンダロックインの心配はありません。世界中の使用者同士の協力を推奨し、使用者からのフィードバックを活用します。グローバルコミュニティー・お客様に認定されながら、さらに品質を向上させます。</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lbany" svg:font-family="Albany"/>
    <style:font-face style:name="HG Mincho Light J" svg:font-family="'HG Mincho Light J'"/>
    <style:font-face style:name="Tahoma4" svg:font-family="Tahoma"/>
    <style:font-face style:name="Thorndale" svg:font-family="Thorndale"/>
    <style:font-face style:name="Tahoma3" svg:font-family="Tahoma"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新細明體" svg:font-family="新細明體, PMingLiU"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MS PGothic" svg:font-family="'MS PGothic'" style:font-family-generic="swiss" style:font-pitch="variable"/>
    <style:font-face style:name="Tahoma2" svg:font-family="Tahoma"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horndale" fo:font-size="12pt" fo:language="en" fo:country="US" style:font-name-asian="HG Mincho Light J"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41cm" fo:margin-bottom="0.141cm" fo:text-align="justify" style:justify-single-word="false" fo:orphans="0" fo:widows="0" style:writing-mode="lr-tb"/>
      <style:text-properties style:use-window-font-color="true" style:font-name="Garamond" fo:font-size="10pt" fo:language="en" fo:country="US" fo:font-weight="normal" style:letter-kerning="true" style:font-name-asian="新細明體" style:font-size-asian="9pt" style:language-asian="zh" style:country-asian="TW"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3" style:font-size-complex="14pt"/>
    </style:style>
    <style:style style:name="Heading_20_1" style:display-name="Heading 1" style:family="paragraph" style:parent-style-name="Standard" style:next-style-name="Standard" style:class="text" style:default-outline-level="1">
      <style:paragraph-properties fo:margin-top="0.141cm" fo:margin-bottom="0.212cm" fo:text-align="center" style:justify-single-word="false" fo:keep-with-next="always"/>
      <style:text-properties style:font-name="Tahoma" fo:font-size="16pt" style:font-size-asian="16pt" style:font-name-complex="Arial1"/>
    </style:style>
    <style:style style:name="Heading_20_2" style:display-name="Heading 2" style:family="paragraph" style:parent-style-name="Standard" style:next-style-name="Standard" style:class="text" style:default-outline-level="2">
      <style:paragraph-properties fo:margin-top="0.282cm" fo:margin-bottom="0.141cm" fo:text-align="start" style:justify-single-word="false" fo:keep-with-next="always"/>
      <style:text-properties style:font-name="Tahoma1" fo:font-size="11pt" fo:font-weight="bold" style:font-size-asian="11pt" style:font-weight-asian="bold" style:font-weight-complex="bold"/>
    </style:style>
    <style:style style:name="Heading_20_3" style:display-name="Heading 3" style:family="paragraph" style:parent-style-name="Standard" style:next-style-name="Standard" style:class="text">
      <style:paragraph-properties fo:margin-top="0.139cm" fo:margin-bottom="0.12cm" fo:text-align="start" style:justify-single-word="false" fo:keep-with-next="always"/>
      <style:text-properties style:font-name="Arial" fo:font-size="10pt" fo:font-weight="bold"/>
    </style:style>
    <style:style style:name="Heading_20_4" style:display-name="Heading 4" style:family="paragraph" style:parent-style-name="Standard" style:next-style-name="Standard" style:class="text" style:default-outline-level="4">
      <style:paragraph-properties fo:margin-top="0cm" fo:margin-bottom="0cm" fo:keep-with-next="always"/>
      <style:text-properties fo:font-size="26pt" fo:font-weight="bold" style:font-size-asian="26pt" style:font-weight-asian="bold" style:font-weight-complex="bold" style:text-scale="90%"/>
    </style:style>
    <style:style style:name="Heading_20_5" style:display-name="Heading 5" style:family="paragraph" style:parent-style-name="Standard" style:next-style-name="Standard" style:class="text">
      <style:paragraph-properties fo:margin-top="0.141cm" fo:margin-bottom="0.212cm" fo:text-align="center" style:justify-single-word="false" fo:keep-with-next="always"/>
      <style:text-properties style:font-name="Garamond1" fo:font-size="10pt" fo:font-weight="bold" style:font-size-asian="10pt" style:font-weight-asian="bold" style:font-weight-complex="bold"/>
    </style:style>
    <style:style style:name="List" style:family="paragraph" style:parent-style-name="Text_20_body" style:class="list">
      <style:text-properties style:font-name="Thorndale" style:font-name-asian="HG Mincho Light J" style:font-name-complex="Tahoma4"/>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size-complex="10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style:font-size-complex="10pt"/>
    </style:style>
    <style:style style:name="Table_20_Contents" style:display-name="Table Contents" style:family="paragraph" style:parent-style-name="Text_20_body"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font-name-asian="HG Mincho Light J" style:font-size-asian="10pt" style:font-style-asian="italic" style:font-name-complex="Tahoma4"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 fo:font-size="8pt" style:font-size-asian="10pt" style:font-size-complex="10pt"/>
    </style:style>
    <style:style style:name="Index" style:family="paragraph" style:parent-style-name="Standard" style:class="index">
      <style:paragraph-properties text:number-lines="false" text:line-number="0"/>
      <style:text-properties style:font-name="Thorndale" style:font-name-asian="HG Mincho Light J" style:font-name-complex="Tahoma4"/>
    </style:style>
    <style:style style:name="GText" style:family="paragraph" style:parent-style-name="Standard">
      <style:paragraph-properties fo:margin-top="0cm" fo:margin-bottom="0cm" fo:text-align="center" style:justify-single-word="false"/>
      <style:text-properties style:font-name="Arial1" fo:font-size="8pt" style:font-size-asian="8pt"/>
    </style:style>
    <style:style style:name="GText_20_2" style:display-name="GText 2" style:family="paragraph" style:parent-style-name="GText">
      <style:text-properties style:font-name="Times New Roman1"/>
    </style:style>
    <style:style style:name="內文_20_2" style:display-name="內文 2" style:family="paragraph" style:parent-style-name="Standard" style:list-style-name="WW8Num6">
      <style:paragraph-properties fo:margin-left="0cm" fo:margin-right="0cm" fo:text-indent="0cm" style:auto-text-indent="false">
        <style:tab-stops/>
      </style:paragraph-properties>
      <style:text-properties fo:font-size="9pt" style:font-size-asian="9pt"/>
    </style:style>
    <style:style style:name="內文_20_3" style:display-name="內文 3" style:family="paragraph" style:parent-style-name="內文_20_2" style:list-style-name="WW8Num3">
      <style:paragraph-properties fo:margin-left="0.423cm" fo:margin-right="0cm" fo:text-indent="0cm" style:auto-text-indent="false">
        <style:tab-stops/>
      </style:paragraph-properties>
    </style:style>
    <style:style style:name="WW-標號" style:family="paragraph" style:parent-style-name="Standard" style:next-style-name="Standard">
      <style:paragraph-properties fo:margin-top="0.423cm" fo:margin-bottom="0.141cm" fo:text-align="end" style:justify-single-word="false"/>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預設段落字型"/>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Wingdings"/>
    </style:style>
    <style:style style:name="WW8Num2z1" style:family="text">
      <style:text-properties style:font-name="Wingdings"/>
    </style:style>
    <style:style style:name="WW8Num3z0" style:family="text">
      <style:text-properties style:font-name="Wingdings" fo:font-size="8pt" style:font-size-asian="8pt"/>
    </style:style>
    <style:style style:name="WW8Num3z1" style:family="text">
      <style:text-properties style:font-name="Wingdings"/>
    </style:style>
    <style:style style:name="WW8Num4z0" style:family="text">
      <style:text-properties style:font-name="Wingdings" style:font-name-asian="新細明體" style:font-name-complex="Times New Roman1"/>
    </style:style>
    <style:style style:name="WW8Num4z1" style:family="text">
      <style:text-properties style:font-name="Wingdings"/>
    </style:style>
    <style:style style:name="WW8Num5z1" style:family="text">
      <style:text-properties style:font-name="Wingdings"/>
    </style:style>
    <style:style style:name="WW8Num6z0" style:family="text">
      <style:text-properties style:font-name="Wingdings"/>
    </style:style>
    <style:style style:name="WW8Num7z0" style:family="text">
      <style:text-properties style:font-name="Wingdings" fo:font-size="8pt" style:font-size-asian="8pt"/>
    </style:style>
    <style:style style:name="WW8Num7z1" style:family="text">
      <style:text-properties style:font-name="Wingdings"/>
    </style:style>
    <style:style style:name="WW-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min-label-width="0.847cm"/>
        <style:text-properties style:font-name="Wingdings"/>
      </text:list-level-style-bullet>
      <text:list-level-style-bullet text:level="2" text:style-name="WW8Num1z0" style:num-suffix="." text:bullet-char="">
        <style:list-level-properties text:space-before="0.846cm" text:min-label-width="0.847cm"/>
        <style:text-properties style:font-name="Wingdings"/>
      </text:list-level-style-bullet>
      <text:list-level-style-bullet text:level="3" text:style-name="WW8Num1z0" style:num-suffix="." text:bullet-char="">
        <style:list-level-properties text:space-before="1.693cm" text:min-label-width="0.847cm"/>
        <style:text-properties style:font-name="Wingdings"/>
      </text:list-level-style-bullet>
      <text:list-level-style-bullet text:level="4" text:style-name="WW8Num1z0" style:num-suffix="." text:bullet-char="">
        <style:list-level-properties text:space-before="2.54cm" text:min-label-width="0.847cm"/>
        <style:text-properties style:font-name="Wingdings"/>
      </text:list-level-style-bullet>
      <text:list-level-style-bullet text:level="5" text:style-name="WW8Num1z0" style:num-suffix="." text:bullet-char="">
        <style:list-level-properties text:space-before="3.386cm" text:min-label-width="0.847cm"/>
        <style:text-properties style:font-name="Wingdings"/>
      </text:list-level-style-bullet>
      <text:list-level-style-bullet text:level="6" text:style-name="WW8Num1z0" style:num-suffix="." text:bullet-char="">
        <style:list-level-properties text:space-before="4.233cm" text:min-label-width="0.847cm"/>
        <style:text-properties style:font-name="Wingdings"/>
      </text:list-level-style-bullet>
      <text:list-level-style-bullet text:level="7" text:style-name="WW8Num1z0" style:num-suffix="." text:bullet-char="">
        <style:list-level-properties text:space-before="5.08cm" text:min-label-width="0.847cm"/>
        <style:text-properties style:font-name="Wingdings"/>
      </text:list-level-style-bullet>
      <text:list-level-style-bullet text:level="8" text:style-name="WW8Num1z0" style:num-suffix="." text:bullet-char="">
        <style:list-level-properties text:space-before="5.926cm" text:min-label-width="0.847cm"/>
        <style:text-properties style:font-name="Wingdings"/>
      </text:list-level-style-bullet>
      <text:list-level-style-bullet text:level="9" text:style-name="WW8Num1z0"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847cm"/>
      </text:list-level-style-number>
      <text:list-level-style-bullet text:level="2" text:style-name="WW8Num2z1" style:num-suffix="." text:bullet-char="">
        <style:list-level-properties text:space-before="0.846cm" text:min-label-width="0.847cm"/>
        <style:text-properties style:font-name="Wingdings"/>
      </text:list-level-style-bullet>
      <text:list-level-style-bullet text:level="3" text:style-name="WW8Num2z1" style:num-suffix="." text:bullet-char="">
        <style:list-level-properties text:space-before="1.693cm" text:min-label-width="0.847cm"/>
        <style:text-properties style:font-name="Wingdings"/>
      </text:list-level-style-bullet>
      <text:list-level-style-bullet text:level="4" text:style-name="WW8Num2z1" style:num-suffix="." text:bullet-char="">
        <style:list-level-properties text:space-before="2.54cm" text:min-label-width="0.847cm"/>
        <style:text-properties style:font-name="Wingdings"/>
      </text:list-level-style-bullet>
      <text:list-level-style-bullet text:level="5" text:style-name="WW8Num2z1" style:num-suffix="." text:bullet-char="">
        <style:list-level-properties text:space-before="3.386cm" text:min-label-width="0.847cm"/>
        <style:text-properties style:font-name="Wingdings"/>
      </text:list-level-style-bullet>
      <text:list-level-style-bullet text:level="6" text:style-name="WW8Num2z1" style:num-suffix="." text:bullet-char="">
        <style:list-level-properties text:space-before="4.233cm" text:min-label-width="0.847cm"/>
        <style:text-properties style:font-name="Wingdings"/>
      </text:list-level-style-bullet>
      <text:list-level-style-bullet text:level="7" text:style-name="WW8Num2z1" style:num-suffix="." text:bullet-char="">
        <style:list-level-properties text:space-before="5.08cm" text:min-label-width="0.847cm"/>
        <style:text-properties style:font-name="Wingdings"/>
      </text:list-level-style-bullet>
      <text:list-level-style-bullet text:level="8" text:style-name="WW8Num2z1" style:num-suffix="." text:bullet-char="">
        <style:list-level-properties text:space-before="5.926cm" text:min-label-width="0.847cm"/>
        <style:text-properties style:font-name="Wingdings"/>
      </text:list-level-style-bullet>
      <text:list-level-style-bullet text:level="9" text:style-name="WW8Num2z1"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847cm"/>
        <style:text-properties style:font-name="Wingdings"/>
      </text:list-level-style-bullet>
      <text:list-level-style-bullet text:level="2" text:style-name="WW8Num3z1" style:num-suffix="." text:bullet-char="">
        <style:list-level-properties text:space-before="0.846cm" text:min-label-width="0.847cm"/>
        <style:text-properties style:font-name="Wingdings"/>
      </text:list-level-style-bullet>
      <text:list-level-style-bullet text:level="3" text:style-name="WW8Num3z1" style:num-suffix="." text:bullet-char="">
        <style:list-level-properties text:space-before="1.693cm" text:min-label-width="0.847cm"/>
        <style:text-properties style:font-name="Wingdings"/>
      </text:list-level-style-bullet>
      <text:list-level-style-bullet text:level="4" text:style-name="WW8Num3z1" style:num-suffix="." text:bullet-char="">
        <style:list-level-properties text:space-before="2.54cm" text:min-label-width="0.847cm"/>
        <style:text-properties style:font-name="Wingdings"/>
      </text:list-level-style-bullet>
      <text:list-level-style-bullet text:level="5" text:style-name="WW8Num3z1" style:num-suffix="." text:bullet-char="">
        <style:list-level-properties text:space-before="3.386cm" text:min-label-width="0.847cm"/>
        <style:text-properties style:font-name="Wingdings"/>
      </text:list-level-style-bullet>
      <text:list-level-style-bullet text:level="6" text:style-name="WW8Num3z1" style:num-suffix="." text:bullet-char="">
        <style:list-level-properties text:space-before="4.233cm" text:min-label-width="0.847cm"/>
        <style:text-properties style:font-name="Wingdings"/>
      </text:list-level-style-bullet>
      <text:list-level-style-bullet text:level="7" text:style-name="WW8Num3z1" style:num-suffix="." text:bullet-char="">
        <style:list-level-properties text:space-before="5.08cm" text:min-label-width="0.847cm"/>
        <style:text-properties style:font-name="Wingdings"/>
      </text:list-level-style-bullet>
      <text:list-level-style-bullet text:level="8" text:style-name="WW8Num3z1" style:num-suffix="." text:bullet-char="">
        <style:list-level-properties text:space-before="5.926cm" text:min-label-width="0.847cm"/>
        <style:text-properties style:font-name="Wingdings"/>
      </text:list-level-style-bullet>
      <text:list-level-style-bullet text:level="9" text:style-name="WW8Num3z1"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Wingdings"/>
      </text:list-level-style-bullet>
      <text:list-level-style-bullet text:level="2" text:style-name="WW8Num4z1" style:num-suffix="." text:bullet-char="">
        <style:list-level-properties text:space-before="0.846cm" text:min-label-width="0.847cm"/>
        <style:text-properties style:font-name="Wingdings"/>
      </text:list-level-style-bullet>
      <text:list-level-style-bullet text:level="3" text:style-name="WW8Num4z1" style:num-suffix="." text:bullet-char="">
        <style:list-level-properties text:space-before="1.693cm" text:min-label-width="0.847cm"/>
        <style:text-properties style:font-name="Wingdings"/>
      </text:list-level-style-bullet>
      <text:list-level-style-bullet text:level="4" text:style-name="WW8Num4z1" style:num-suffix="." text:bullet-char="">
        <style:list-level-properties text:space-before="2.54cm" text:min-label-width="0.847cm"/>
        <style:text-properties style:font-name="Wingdings"/>
      </text:list-level-style-bullet>
      <text:list-level-style-bullet text:level="5" text:style-name="WW8Num4z1" style:num-suffix="." text:bullet-char="">
        <style:list-level-properties text:space-before="3.386cm" text:min-label-width="0.847cm"/>
        <style:text-properties style:font-name="Wingdings"/>
      </text:list-level-style-bullet>
      <text:list-level-style-bullet text:level="6" text:style-name="WW8Num4z1" style:num-suffix="." text:bullet-char="">
        <style:list-level-properties text:space-before="4.233cm" text:min-label-width="0.847cm"/>
        <style:text-properties style:font-name="Wingdings"/>
      </text:list-level-style-bullet>
      <text:list-level-style-bullet text:level="7" text:style-name="WW8Num4z1" style:num-suffix="." text:bullet-char="">
        <style:list-level-properties text:space-before="5.08cm" text:min-label-width="0.847cm"/>
        <style:text-properties style:font-name="Wingdings"/>
      </text:list-level-style-bullet>
      <text:list-level-style-bullet text:level="8" text:style-name="WW8Num4z1" style:num-suffix="." text:bullet-char="">
        <style:list-level-properties text:space-before="5.926cm" text:min-label-width="0.847cm"/>
        <style:text-properties style:font-name="Wingdings"/>
      </text:list-level-style-bullet>
      <text:list-level-style-bullet text:level="9" text:style-name="WW8Num4z1"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847cm"/>
      </text:list-level-style-number>
      <text:list-level-style-bullet text:level="2" text:style-name="WW8Num5z1" style:num-suffix="." text:bullet-char="">
        <style:list-level-properties text:space-before="0.846cm" text:min-label-width="0.847cm"/>
        <style:text-properties style:font-name="Wingdings"/>
      </text:list-level-style-bullet>
      <text:list-level-style-bullet text:level="3" text:style-name="WW8Num5z1" style:num-suffix="." text:bullet-char="">
        <style:list-level-properties text:space-before="1.693cm" text:min-label-width="0.847cm"/>
        <style:text-properties style:font-name="Wingdings"/>
      </text:list-level-style-bullet>
      <text:list-level-style-bullet text:level="4" text:style-name="WW8Num5z1" style:num-suffix="." text:bullet-char="">
        <style:list-level-properties text:space-before="2.54cm" text:min-label-width="0.847cm"/>
        <style:text-properties style:font-name="Wingdings"/>
      </text:list-level-style-bullet>
      <text:list-level-style-bullet text:level="5" text:style-name="WW8Num5z1" style:num-suffix="." text:bullet-char="">
        <style:list-level-properties text:space-before="3.386cm" text:min-label-width="0.847cm"/>
        <style:text-properties style:font-name="Wingdings"/>
      </text:list-level-style-bullet>
      <text:list-level-style-bullet text:level="6" text:style-name="WW8Num5z1" style:num-suffix="." text:bullet-char="">
        <style:list-level-properties text:space-before="4.233cm" text:min-label-width="0.847cm"/>
        <style:text-properties style:font-name="Wingdings"/>
      </text:list-level-style-bullet>
      <text:list-level-style-bullet text:level="7" text:style-name="WW8Num5z1" style:num-suffix="." text:bullet-char="">
        <style:list-level-properties text:space-before="5.08cm" text:min-label-width="0.847cm"/>
        <style:text-properties style:font-name="Wingdings"/>
      </text:list-level-style-bullet>
      <text:list-level-style-bullet text:level="8" text:style-name="WW8Num5z1" style:num-suffix="." text:bullet-char="">
        <style:list-level-properties text:space-before="5.926cm" text:min-label-width="0.847cm"/>
        <style:text-properties style:font-name="Wingdings"/>
      </text:list-level-style-bullet>
      <text:list-level-style-bullet text:level="9" text:style-name="WW8Num5z1"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min-label-width="0.635cm"/>
        <style:text-properties style:font-name="Wingdings"/>
      </text:list-level-style-bullet>
      <text:list-level-style-bullet text:level="2" text:style-name="WW8Num6z0" style:num-suffix="." text:bullet-char="">
        <style:list-level-properties text:space-before="0.846cm" text:min-label-width="0.847cm"/>
        <style:text-properties style:font-name="Wingdings"/>
      </text:list-level-style-bullet>
      <text:list-level-style-bullet text:level="3" text:style-name="WW8Num6z0" style:num-suffix="." text:bullet-char="">
        <style:list-level-properties text:space-before="1.693cm" text:min-label-width="0.847cm"/>
        <style:text-properties style:font-name="Wingdings"/>
      </text:list-level-style-bullet>
      <text:list-level-style-bullet text:level="4" text:style-name="WW8Num6z0" style:num-suffix="." text:bullet-char="">
        <style:list-level-properties text:space-before="2.54cm" text:min-label-width="0.847cm"/>
        <style:text-properties style:font-name="Wingdings"/>
      </text:list-level-style-bullet>
      <text:list-level-style-bullet text:level="5" text:style-name="WW8Num6z0" style:num-suffix="." text:bullet-char="">
        <style:list-level-properties text:space-before="3.386cm" text:min-label-width="0.847cm"/>
        <style:text-properties style:font-name="Wingdings"/>
      </text:list-level-style-bullet>
      <text:list-level-style-bullet text:level="6" text:style-name="WW8Num6z0" style:num-suffix="." text:bullet-char="">
        <style:list-level-properties text:space-before="4.233cm" text:min-label-width="0.847cm"/>
        <style:text-properties style:font-name="Wingdings"/>
      </text:list-level-style-bullet>
      <text:list-level-style-bullet text:level="7" text:style-name="WW8Num6z0" style:num-suffix="." text:bullet-char="">
        <style:list-level-properties text:space-before="5.08cm" text:min-label-width="0.847cm"/>
        <style:text-properties style:font-name="Wingdings"/>
      </text:list-level-style-bullet>
      <text:list-level-style-bullet text:level="8" text:style-name="WW8Num6z0" style:num-suffix="." text:bullet-char="">
        <style:list-level-properties text:space-before="5.926cm" text:min-label-width="0.847cm"/>
        <style:text-properties style:font-name="Wingdings"/>
      </text:list-level-style-bullet>
      <text:list-level-style-bullet text:level="9" text:style-name="WW8Num6z0"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847cm"/>
        <style:text-properties style:font-name="Wingdings"/>
      </text:list-level-style-bullet>
      <text:list-level-style-bullet text:level="2" text:style-name="WW8Num7z1" style:num-suffix="." text:bullet-char="">
        <style:list-level-properties text:space-before="0.846cm" text:min-label-width="0.847cm"/>
        <style:text-properties style:font-name="Wingdings"/>
      </text:list-level-style-bullet>
      <text:list-level-style-bullet text:level="3" text:style-name="WW8Num7z1" style:num-suffix="." text:bullet-char="">
        <style:list-level-properties text:space-before="1.693cm" text:min-label-width="0.847cm"/>
        <style:text-properties style:font-name="Wingdings"/>
      </text:list-level-style-bullet>
      <text:list-level-style-bullet text:level="4" text:style-name="WW8Num7z1" style:num-suffix="." text:bullet-char="">
        <style:list-level-properties text:space-before="2.54cm" text:min-label-width="0.847cm"/>
        <style:text-properties style:font-name="Wingdings"/>
      </text:list-level-style-bullet>
      <text:list-level-style-bullet text:level="5" text:style-name="WW8Num7z1" style:num-suffix="." text:bullet-char="">
        <style:list-level-properties text:space-before="3.386cm" text:min-label-width="0.847cm"/>
        <style:text-properties style:font-name="Wingdings"/>
      </text:list-level-style-bullet>
      <text:list-level-style-bullet text:level="6" text:style-name="WW8Num7z1" style:num-suffix="." text:bullet-char="">
        <style:list-level-properties text:space-before="4.233cm" text:min-label-width="0.847cm"/>
        <style:text-properties style:font-name="Wingdings"/>
      </text:list-level-style-bullet>
      <text:list-level-style-bullet text:level="7" text:style-name="WW8Num7z1" style:num-suffix="." text:bullet-char="">
        <style:list-level-properties text:space-before="5.08cm" text:min-label-width="0.847cm"/>
        <style:text-properties style:font-name="Wingdings"/>
      </text:list-level-style-bullet>
      <text:list-level-style-bullet text:level="8" text:style-name="WW8Num7z1" style:num-suffix="." text:bullet-char="">
        <style:list-level-properties text:space-before="5.926cm" text:min-label-width="0.847cm"/>
        <style:text-properties style:font-name="Wingdings"/>
      </text:list-level-style-bullet>
      <text:list-level-style-bullet text:level="9" text:style-name="WW8Num7z1" style:num-suffix="." text:bullet-char="">
        <style:list-level-properties text:space-before="6.773cm" text:min-label-width="0.847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cm" fo:margin-bottom="0.141cm" fo:text-align="center" style:justify-single-word="false"/>
      <style:text-properties style:font-name="Tahoma2" style:font-name-complex="Tahoma2"/>
    </style:style>
    <style:style style:name="P2" style:family="paragraph" style:parent-style-name="Footer">
      <style:paragraph-properties>
        <style:tab-stops>
          <style:tab-stop style:position="8.274cm" style:type="center"/>
          <style:tab-stop style:position="16.499cm" style:type="right"/>
        </style:tab-stops>
      </style:paragraph-properties>
    </style:style>
    <style:style style:name="T1" style:family="text">
      <style:text-properties fo:font-size="8pt" style:font-size-asian="8pt"/>
    </style:style>
    <style:style style:name="T2" style:family="text">
      <style:text-properties style:font-name="Symbol" fo:font-size="8pt" style:font-size-asian="8pt"/>
    </style:style>
    <style:style style:name="T3" style:family="text">
      <style:text-properties fo:color="#000000" fo:font-size="8pt" fo:language="en" fo:country="US" style:font-size-asian="8pt"/>
    </style:style>
    <style:page-layout style:name="pm1">
      <style:page-layout-properties fo:page-width="21.001cm" fo:page-height="29.7cm" style:num-format="1" style:print-orientation="portrait" fo:margin-top="1.45cm" fo:margin-bottom="1.45cm" fo:margin-left="2.3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51cm" fo:margin-left="0cm" fo:margin-right="0cm" fo:margin-top="0.152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ecutive Summary, 2006</text:p>
      </style:header>
      <style:footer>
        <text:p text:style-name="P2"><text:span text:style-name="T1">Copyright </text:span><text:span text:style-name="T2"></text:span><text:span text:style-name="T1"> 2005-2007 Potix Corporation. All Rights Reserved.<text:tab/><text:tab/>http://</text:span><text:a xlink:type="simple" xlink:href="http://www.potix.com/"><text:span text:style-name="T3">www.potix.com</text:span></text:a></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RIS</dc:title>
    <dc:subject>Executive Summary 2005</dc:subject>
    <meta:initial-creator>Tom M. Yeh</meta:initial-creator>
    <meta:creation-date>2004-08-03T18:09:00</meta:creation-date>
    <dc:creator>Jean Yen</dc:creator>
    <dc:date>2007-07-11T13:47:15</dc:date>
    <meta:printed-by>Jean Yen</meta:printed-by>
    <meta:print-date>2007-07-11T13:37:09</meta:print-date>
    <meta:keyword>Rich Client</meta:keyword>
    <meta:keyword>RIA</meta:keyword>
    <meta:keyword>PRIS</meta:keyword>
    <meta:keyword>Summary</meta:keyword>
    <dc:language>en-US</dc:language>
    <meta:editing-cycles>534</meta:editing-cycles>
    <meta:editing-duration>P2DT15H57M43S</meta:editing-duration>
    <meta:user-defined meta:name="Info 1"/>
    <meta:user-defined meta:name="Info 2"/>
    <meta:user-defined meta:name="Info 3"/>
    <meta:user-defined meta:name="Info 4"/>
    <meta:document-statistic meta:table-count="0" meta:image-count="0" meta:object-count="0" meta:page-count="1" meta:paragraph-count="28" meta:word-count="981" meta:character-count="2403"/>
  </office:meta>
</office:document-meta>
</file>